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9649d" style:font-size-asian="12pt" style:font-size-complex="12pt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text-underline-style="none" officeooo:paragraph-rsid="0039649d" style:font-size-asian="14pt" style:font-size-complex="14pt"/>
    </style:style>
    <style:style style:name="P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paragraph-rsid="003aee1e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39649d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649d" style:font-size-asian="10pt" style:font-size-complex="10pt"/>
    </style:style>
    <style:style style:name="P11" style:family="paragraph" style:parent-style-name="UrbanBody">
      <style:paragraph-properties fo:text-align="justify" style:justify-single-word="false"/>
      <style:text-properties officeooo:paragraph-rsid="00215c28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15c28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officeooo:rsid="001b2579"/>
    </style:style>
    <style:style style:name="T7" style:family="text">
      <style:text-properties officeooo:rsid="00215c28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officeooo:rsid="0032ef2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officeooo:rsid="003b1522"/>
    </style:style>
    <style:style style:name="T18" style:family="text">
      <style:text-properties style:font-name="Arial" fo:font-size="11pt" officeooo:rsid="001beed8" style:font-size-asian="11pt" style:font-size-complex="11pt"/>
    </style:style>
    <style:style style:name="T19" style:family="text">
      <style:text-properties style:font-name="Arial" fo:font-size="11pt" officeooo:rsid="0022de2e" style:font-size-asian="11pt" style:font-size-complex="11pt"/>
    </style:style>
    <style:style style:name="T20" style:family="text">
      <style:text-properties style:font-name="Arial" fo:font-size="11pt" officeooo:rsid="00215c28" style:font-size-asian="11pt" style:font-size-complex="11pt"/>
    </style:style>
    <style:style style:name="T21" style:family="text">
      <style:text-properties style:font-name="Arial" fo:font-size="11pt" officeooo:rsid="003b1522" style:font-size-asian="11pt" style:font-size-complex="11pt"/>
    </style:style>
    <style:style style:name="T22" style:family="text">
      <style:text-properties style:font-name="Arial" fo:font-size="11pt" officeooo:rsid="0032ef23" style:font-size-asian="11pt" style:font-size-complex="11pt"/>
    </style:style>
    <style:style style:name="T23" style:family="text">
      <style:text-properties style:font-name="Arial" fo:font-size="11pt" style:text-underline-style="none" fo:font-weight="normal" officeooo:rsid="003b1522" style:font-size-asian="11pt" style:font-size-complex="11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2"><text:span text:style-name="T24">do text</text:span></text:p><text:p text:style-name="P12"><text:span text:style-name="T24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8"><text:text-input text:description="">self.getFoldermanagers()[0].getName2()</text:text-input><text:s/><text:text-input text:description="">self.getFoldermanagers()[0].getName1()</text:text-input>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<text:span text:style-name="T25">do text if self.hasSingleApplicant()</text:span></text:p><text:p text:style-name="P12"><text:span text:style-name="T2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<text:span text:style-name="T25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11"><text:span text:style-name="T18">Dans les </text:span><text:span text:style-name="T19">3</text:span><text:span text:style-name="T18"> jours </text:span><text:span text:style-name="T19">ouvrables</text:span><text:span text:style-name="T18"> de la présente, votre dossier </text:span><text:span text:style-name="T20">sera transmis </text:span><text:span text:style-name="T23">au SPW -</text:span><text:span text:style-name="T20"> Département des Permis et Autorisations, qui vous communiquera </text:span><text:span text:style-name="T18">la </text:span><text:span text:style-name="T22">recevabilité et la </text:span><text:span text:style-name="T18">complétude du dossier.</text:span>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29:27.692498364</dc:date>
    <dc:language>fr-FR</dc:language>
    <meta:editing-cycles>123</meta:editing-cycles>
    <meta:editing-duration>PT12H29M42S</meta:editing-duration>
    <meta:document-statistic meta:table-count="1" meta:image-count="0" meta:object-count="0" meta:page-count="1" meta:paragraph-count="12" meta:word-count="171" meta:character-count="1326" meta:non-whitespace-character-count="1199"/>
    <meta:user-defined meta:name="Info 1"/>
    <meta:user-defined meta:name="Info 2"/>
    <meta:user-defined meta:name="Info 3"/>
    <meta:user-defined meta:name="Info 4"/>
  </office:meta>
</office:document-meta>
</file>